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79f1a" officeooo:paragraph-rsid="001eaa5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9f1a" officeooo:paragraph-rsid="001eaa5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9f1a" officeooo:paragraph-rsid="001eaa53" style:font-size-asian="14pt" style:font-weight-asian="normal" style:font-size-complex="14pt" style:font-weight-complex="normal"/>
    </style:style>
    <style:style style:name="T1" style:family="text">
      <style:text-properties officeooo:rsid="0019402b"/>
    </style:style>
    <style:style style:name="T2" style:family="text">
      <style:text-properties officeooo:rsid="001aab56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 loext:padding="0.0193in" loext:border="0.06pt solid #e3e3e3"/>
    </style:style>
    <style:style style:name="T4" style:family="text">
      <style:text-properties fo:font-style="normal" style:text-underline-style="none" style:font-style-asian="normal" style:font-style-complex="normal" loext:padding="0.0193in" loext:border="0.06pt solid #e3e3e3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 loext:padding="0.0193in" loext:border="0.06pt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>Patient Responsibilities:</text:span></text:span></text:p>
      <text:p text:style-name="P1"><text:span text:style-name="Strong_20_Emphasis"><text:span text:style-name="T3">1. Provide complete health information.</text:span></text:span></text:p>
      <text:p text:style-name="P1"><text:span text:style-name="Strong_20_Emphasis"><text:span text:style-name="T3">2. Provide accurate demographic details.</text:span></text:span></text:p>
      <text:p text:style-name="P1"><text:span text:style-name="Strong_20_Emphasis"><text:span text:style-name="T3">3. Follow hospital rules (no smoking, visitor policy).</text:span></text:span></text:p>
      <text:p text:style-name="P1"><text:span text:style-name="Strong_20_Emphasis"><text:span text:style-name="T3">4. Keep minimum luggage for infection control.</text:span></text:span></text:p>
      <text:p text:style-name="P1"><text:span text:style-name="Strong_20_Emphasis"><text:span text:style-name="T3">5. Treat others with respect and courtesy.</text:span></text:span></text:p>
      <text:p text:style-name="P1"><text:span text:style-name="Strong_20_Emphasis"><text:span text:style-name="T3">6. Inform treating team before taking any medication.</text:span></text:span></text:p>
      <text:p text:style-name="P1"><text:span text:style-name="Strong_20_Emphasis"><text:span text:style-name="T3">7. Pay fees as per hospital regulations.</text:span></text:span></text:p>
      <text:p text:style-name="P1"><text:span text:style-name="Strong_20_Emphasis"><text:span text:style-name="T3">8. Respect other patients' urgent medical needs.</text:span></text:span></text:p>
      <text:p text:style-name="P1"><text:span text:style-name="Strong_20_Emphasis"><text:span text:style-name="T3">9. Follow prescribed treatment plan.</text:span></text:span></text:p>
      <text:p text:style-name="P1"><text:span text:style-name="Strong_20_Emphasis"><text:span text:style-name="T3">10. Accept measures for privacy and confidentiality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9:14:48.824701735</meta:creation-date>
    <dc:date>2024-04-12T13:51:58.293420620</dc:date>
    <meta:editing-duration>PT4M4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68" meta:character-count="475" meta:non-whitespace-character-count="418"/>
  </office:meta>
</office:document-meta>
</file>